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9" svg:width="2.424cm" svg:height="1.142cm" svg:x="-0.564cm" svg:y="7.527cm"><draw:text-box><text:p text:style-name="P8"><text:span text:style-name="T1">Pendragon</text:span></text:p></draw:text-box></draw:frame><draw:frame text:anchor-type="paragraph" draw:z-index="1" draw:name="Cadre de texte 3" draw:style-name="gr6" draw:text-style-name="P9" svg:width="4.211cm" svg:height="0.719cm" svg:x="13.538cm" svg:y="7.521cm"><draw:text-box><text:p text:style-name="P8"><text:span text:style-name="T1">adamas</text:span></text:p></draw:text-box></draw:frame><draw:frame text:anchor-type="paragraph" draw:z-index="2" draw:name="Cadre de texte 2" draw:style-name="gr5" draw:text-style-name="P9" svg:width="3.908cm" svg:height="0.572cm" svg:x="1.399cm" svg:y="13.407cm"><draw:text-box><text:p text:style-name="P8"><text:span text:style-name="T1">Homme</text:span></text:p></draw:text-box></draw:frame><draw:frame text:anchor-type="paragraph" draw:z-index="3" draw:name="Cadre de texte 4" draw:style-name="gr5" draw:text-style-name="P11" svg:width="3.908cm" svg:height="0.572cm" svg:x="1.277cm" svg:y="14.222cm"><draw:text-box><text:p text:style-name="P10"><text:span text:style-name="T5">22 </text:span><text:span text:style-name="T1">ans</text:span></text:p></draw:text-box></draw:frame><draw:frame text:anchor-type="paragraph" draw:z-index="4" draw:name="Cadre de texte 5" draw:style-name="gr5" draw:text-style-name="P9" svg:width="3.908cm" svg:height="0.572cm" svg:x="1.36cm" svg:y="15.076cm"><draw:text-box><text:p text:style-name="P8"><text:span text:style-name="T5">16</text:span><text:span text:style-name="T1"> cm</text:span></text:p></draw:text-box></draw:frame><draw:frame text:anchor-type="paragraph" draw:z-index="5" draw:name="Cadre de texte 6" draw:style-name="gr5" draw:text-style-name="P9" svg:width="3.908cm" svg:height="0.572cm" svg:x="1.563cm" svg:y="15.85cm"><draw:text-box><text:p text:style-name="P8"><text:span text:style-name="T5">19</text:span><text:span text:style-name="T1"> kg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3"><text:span text:style-name="T4">noir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3"><text:span text:style-name="T4">blond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3"><text:span text:style-name="T4">Vilsiria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3"><text:span text:style-name="T4">Oldo Deus</text:span></text:p></draw:text-box></draw:frame><draw:frame text:anchor-type="paragraph" draw:z-index="10" draw:name="Cadre de texte 11" draw:style-name="gr4" draw:text-style-name="P7" svg:width="3.622cm" svg:height="0.578cm" svg:x="2.191cm" svg:y="20.165cm"><draw:text-box><text:p text:style-name="P3"><text:span text:style-name="T4">culte des songes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3">3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3">11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3">9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3">13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3">10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3"><text:span text:style-name="T3">11</text:span></text:p></draw:text-box></draw:frame><draw:frame text:anchor-type="paragraph" draw:z-index="19" draw:name="Cadre de texte 18" draw:style-name="gr2" draw:text-style-name="P4" svg:width="4.123cm" svg:height="0.816cm" svg:x="6.537cm" svg:y="9.53cm"><draw:text-box><text:p text:style-name="P3"><text:span text:style-name="T2">sting</text:span></text:p></draw:text-box></draw:frame><draw:frame text:anchor-type="paragraph" draw:z-index="20" draw:name="Cadre de texte 19" draw:style-name="gr1" draw:text-style-name="P2" svg:width="2.59cm" svg:height="1.142cm" svg:x="1.663cm" svg:y="7.527cm"><draw:text-box><text:p text:style-name="P1"><text:span text:style-name="T1">Arthur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6-17T10:11:06.961000000</dc:date>
    <meta:editing-duration>PT1H15M49S</meta:editing-duration>
    <meta:editing-cycles>23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